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4.24pt"/>
    </style:style>
    <style:style style:name="co4" style:family="table-column">
      <style:table-column-properties fo:break-before="auto" style:column-width="72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Dimensions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ulley Type</text:p>
          </table:table-cell>
          <table:table-cell office:value-type="string" calcext:value-type="string">
            <text:p>HTD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string" calcext:value-type="string">
            <text:p>Teeth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string" calcext:value-type="string">
            <text:p>Tooth Type</text:p>
          </table:table-cell>
          <table:table-cell office:value-type="string" calcext:value-type="string">
            <text:p>8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 Widt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lley Width</text:p>
          </table:table-cell>
          <table:table-cell table:formula="of:=1.255*25.4" office:value-type="float" office:value="31.877" calcext:value-type="float">
            <text:p>31.877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nge Wid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Width Required</text:p>
          </table:table-cell>
          <table:table-cell table:formula="of:=2*[.B6]+[.B5]" office:value-type="float" office:value="35.877" calcext:value-type="float">
            <text:p>35.877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dler</text:p>
          </table:table-cell>
          <table:table-cell office:value-type="string" calcext:value-type="string">
            <text:p>SH-B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dth</text:p>
          </table:table-cell>
          <table:table-cell table:formula="of:=(1+5/16)*25.4" office:value-type="float" office:value="33.3375" calcext:value-type="float">
            <text:p>33.337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idth Difference</text:p>
          </table:table-cell>
          <table:table-cell table:formula="of:=[.B7]-[.B10]" office:value-type="float" office:value="2.5395" calcext:value-type="float">
            <text:p>2.539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(Positive OK, Negative, need more material)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ear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7868-5t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Ni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</text:p>
          </table:table-cell>
          <table:table-cell office:value-type="string" calcext:value-type="string">
            <text:p>5/8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table:formula="of:=[.D19]*25.4" office:value-type="float" office:value="18.25625" calcext:value-type="float">
            <text:p>18.25625</text:p>
          </table:table-cell>
          <table:table-cell office:value-type="string" calcext:value-type="string">
            <text:p>mm</text:p>
          </table:table-cell>
          <table:table-cell table:style-name="ce2" table:formula="of:=23/32" office:value-type="float" office:value="0.71875" calcext:value-type="float">
            <text:p>0.71875</text:p>
          </table:table-cell>
          <table:table-cell office:value-type="string" calcext:value-type="string">
            <text:p>in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opeller Thickness</text:p>
          </table:table-cell>
          <table:table-cell table:style-name="Default" table:formula="of:=[.D23]*25.4" office:value-type="float" office:value="46.0375" calcext:value-type="float">
            <text:p>46.0375</text:p>
          </table:table-cell>
          <table:table-cell office:value-type="string" calcext:value-type="string">
            <text:p>mm</text:p>
          </table:table-cell>
          <table:table-cell table:formula="of:=1+13/16" office:value-type="float" office:value="1.8125" calcext:value-type="float">
            <text:p>1.8125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Bolt Length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ackup</text:p>
          </table:table-cell>
          <table:table-cell table:style-name="Default" table:formula="of:=[.B23]+[.B7]" office:value-type="float" office:value="81.9145" calcext:value-type="float">
            <text:p>81.9145</text:p>
          </table:table-cell>
          <table:table-cell office:value-type="string" calcext:value-type="string">
            <text:p>mm</text:p>
          </table:table-cell>
          <table:table-cell table:formula="of:=[.B26]/25.4" office:value-type="float" office:value="3.22498031496063" calcext:value-type="float">
            <text:p>3.224980315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(Pulley+Propeller)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Bolt Length</text:p>
          </table:table-cell>
          <table:table-cell table:style-name="Default"/>
          <table:table-cell/>
          <table:table-cell office:value-type="float" office:value="3.75" calcext:value-type="float">
            <text:p>3.75</text:p>
          </table:table-cell>
          <table:table-cell office:value-type="string" calcext:value-type="string">
            <text:p>in</text:p>
          </table:table-cell>
        </table:table-row>
      </table:table>
      <table:table table:name="Machining Operations" table:style-name="ta1">
        <table:table-column table:style-name="co3" table:default-cell-style-name="ce2"/>
        <table:table-column table:style-name="co4" table:default-cell-style-name="ce3"/>
        <table:table-row table:style-name="ro1">
          <table:table-cell table:style-name="ce4" office:value-type="string" calcext:value-type="string">
            <text:p>Machining Operations</text:p>
          </table:table-cell>
          <table:table-cell table:style-name="ce5" office:value-type="string" calcext:value-type="string">
            <text:p>Tool</text:p>
          </table:table-cell>
        </table:table-row>
        <table:table-row table:style-name="ro1">
          <table:table-cell office:value-type="string" calcext:value-type="string">
            <text:p>Part Off Pulley</text:p>
          </table:table-cell>
          <table:table-cell office:value-type="string" calcext:value-type="string">
            <text:p>Parting Tool</text:p>
          </table:table-cell>
        </table:table-row>
        <table:table-row table:style-name="ro1">
          <table:table-cell office:value-type="string" calcext:value-type="string">
            <text:p>Center Bore</text:p>
          </table:table-cell>
          <table:table-cell office:value-type="string" calcext:value-type="string">
            <text:p>Dri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19:34:38.39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McCloud</meta:initial-creator>
    <meta:creation-date>2015-11-04T17:19:15.706000000</meta:creation-date>
    <meta:generator>LibreOffice/4.4.1.2$Windows_x86 LibreOffice_project/45e2de17089c24a1fa810c8f975a7171ba4cd432</meta:generator>
    <dc:date>2015-11-06T21:27:05.014000000</dc:date>
    <dc:creator>Peter McCloud</dc:creator>
    <meta:editing-duration>PT19H10M49S</meta:editing-duration>
    <meta:editing-cycles>7</meta:editing-cycles>
    <meta:document-statistic meta:table-count="2" meta:cell-count="62" meta:object-count="0"/>
  </office:meta>
</office:document-meta>
</file>